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0ae17" officeooo:paragraph-rsid="0010ae17"/>
    </style:style>
    <style:style style:name="T1" style:family="text">
      <style:text-properties officeooo:rsid="0013655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6/06/2020</text:p>
      <text:p text:style-name="P1"/>
      <text:p text:style-name="P1">Session data: From 2020-06-16, 19:55:24 to 2020-06-16, 20:49:07</text:p>
      <text:p text:style-name="P1">Session: 00:53h</text:p>
      <text:p text:style-name="P1">Loot Type: Leader</text:p>
      <text:p text:style-name="P1">Loot: 3,491,715</text:p>
      <text:p text:style-name="P1">Supplies: 2,147,715</text:p>
      <text:p text:style-name="P1">Balance: 1,344,000</text:p>
      <text:p text:style-name="P1">Bamzay</text:p>
      <text:p text:style-name="P1"><text:tab/>Loot: 0</text:p>
      <text:p text:style-name="P1"><text:tab/>Supplies: 128,995</text:p>
      <text:p text:style-name="P1"><text:tab/>Balance: -128,995 –<text:span text:style-name="T1"> 162 = 291,000</text:span></text:p>
      <text:p text:style-name="P1"><text:tab/>Damage: 208,085</text:p>
      <text:p text:style-name="P1"><text:tab/>Healing: 107,694</text:p>
      <text:p text:style-name="P1">Biro Devius</text:p>
      <text:p text:style-name="P1"><text:tab/>Loot: 228,954</text:p>
      <text:p text:style-name="P1"><text:tab/>Supplies: 76,351</text:p>
      <text:p text:style-name="P1"><text:tab/>Balance: 152,603</text:p>
      <text:p text:style-name="P1"><text:tab/>Damage: 319,365</text:p>
      <text:p text:style-name="P1"><text:tab/>Healing: 122,713</text:p>
      <text:p text:style-name="P1">Casillera (Leader)</text:p>
      <text:p text:style-name="P1"><text:tab/>Loot: 333,386</text:p>
      <text:p text:style-name="P1"><text:tab/>Supplies: 235,411</text:p>
      <text:p text:style-name="P1"><text:tab/>Balance: 97,975</text:p>
      <text:p text:style-name="P1"><text:tab/>Damage: 281,500</text:p>
      <text:p text:style-name="P1"><text:tab/>Healing: 94,435</text:p>
      <text:p text:style-name="P1">Drakoid</text:p>
      <text:p text:style-name="P1"><text:tab/>Loot: 489,728</text:p>
      <text:p text:style-name="P1"><text:tab/>Supplies: 97,130</text:p>
      <text:p text:style-name="P1"><text:tab/>Balance: 392,598</text:p>
      <text:p text:style-name="P1"><text:tab/>Damage: 377,918</text:p>
      <text:p text:style-name="P1"><text:tab/>Healing: 106,395</text:p>
      <text:p text:style-name="P1">Huguera Cremosin</text:p>
      <text:p text:style-name="P1"><text:tab/>Loot: 108,654</text:p>
      <text:p text:style-name="P1"><text:tab/>Supplies: 274,660</text:p>
      <text:p text:style-name="P1"><text:tab/>Balance: -166,006</text:p>
      <text:p text:style-name="P1"><text:tab/>Damage: 541,017</text:p>
      <text:p text:style-name="P1"><text:tab/>Healing: 367,855</text:p>
      <text:p text:style-name="P1">Incsent Blackfingers</text:p>
      <text:p text:style-name="P1"><text:tab/>Loot: 276,322</text:p>
      <text:p text:style-name="P1"><text:tab/>Supplies: 219,076</text:p>
      <text:p text:style-name="P1"><text:tab/>Balance: 57,246</text:p>
      <text:p text:style-name="P1"><text:tab/>Damage: 530,376</text:p>
      <text:p text:style-name="P1"><text:tab/>Healing: 210,534</text:p>
      <text:p text:style-name="P1">Iryer Goba</text:p>
      <text:p text:style-name="P1"><text:tab/>Loot: 150,966</text:p>
      <text:p text:style-name="P1"><text:tab/>Supplies: 140,741</text:p>
      <text:p text:style-name="P1"><text:tab/>Balance: 10,225</text:p>
      <text:p text:style-name="P1"><text:tab/>Damage: 461,878</text:p>
      <text:p text:style-name="P1"><text:tab/>Healing: 689</text:p>
      <text:p text:style-name="P1">Oktoryz</text:p>
      <text:p text:style-name="P1"><text:tab/>Loot: 442,778</text:p>
      <text:p text:style-name="P1"><text:soft-page-break/><text:tab/>Supplies: 80,502</text:p>
      <text:p text:style-name="P1"><text:tab/>Balance: 362,276</text:p>
      <text:p text:style-name="P1"><text:tab/>Damage: 115,055</text:p>
      <text:p text:style-name="P1"><text:tab/>Healing: 62,399</text:p>
      <text:p text:style-name="P1">Palla du lipe</text:p>
      <text:p text:style-name="P1"><text:tab/>Loot: 250,558</text:p>
      <text:p text:style-name="P1"><text:tab/>Supplies: 84,049</text:p>
      <text:p text:style-name="P1"><text:tab/>Balance: 166,509</text:p>
      <text:p text:style-name="P1"><text:tab/>Damage: 307,824</text:p>
      <text:p text:style-name="P1"><text:tab/>Healing: 58,462</text:p>
      <text:p text:style-name="P1">Rods Rufo</text:p>
      <text:p text:style-name="P1"><text:tab/>Loot: 208,909</text:p>
      <text:p text:style-name="P1"><text:tab/>Supplies: 196,239</text:p>
      <text:p text:style-name="P1"><text:tab/>Balance: 12,670</text:p>
      <text:p text:style-name="P1"><text:tab/>Damage: 432,688</text:p>
      <text:p text:style-name="P1"><text:tab/>Healing: 15,303</text:p>
      <text:p text:style-name="P1">Sir Razzor</text:p>
      <text:p text:style-name="P1"><text:tab/>Loot: 283,453</text:p>
      <text:p text:style-name="P1"><text:tab/>Supplies: 247,260</text:p>
      <text:p text:style-name="P1"><text:tab/>Balance: 36,193</text:p>
      <text:p text:style-name="P1"><text:tab/>Damage: 186,325</text:p>
      <text:p text:style-name="P1"><text:tab/>Healing: 176,225</text:p>
      <text:p text:style-name="P1">Takash</text:p>
      <text:p text:style-name="P1"><text:tab/>Loot: 357,630</text:p>
      <text:p text:style-name="P1"><text:tab/>Supplies: 63,928</text:p>
      <text:p text:style-name="P1"><text:tab/>Balance: 293,702</text:p>
      <text:p text:style-name="P1"><text:tab/>Damage: 316,876</text:p>
      <text:p text:style-name="P1"><text:tab/>Healing: 89,116</text:p>
      <text:p text:style-name="P1">Timatos</text:p>
      <text:p text:style-name="P1"><text:tab/>Loot: 112,666</text:p>
      <text:p text:style-name="P1"><text:tab/>Supplies: 86,318</text:p>
      <text:p text:style-name="P1"><text:tab/>Balance: 26,348</text:p>
      <text:p text:style-name="P1"><text:tab/>Damage: 409,335</text:p>
      <text:p text:style-name="P1"><text:tab/>Healing: 75,450</text:p>
      <text:p text:style-name="P1">Watson Miau Miau</text:p>
      <text:p text:style-name="P1"><text:tab/>Loot: 247,711</text:p>
      <text:p text:style-name="P1"><text:tab/>Supplies: 217,055</text:p>
      <text:p text:style-name="P1"><text:tab/>Balance: 30,656</text:p>
      <text:p text:style-name="P1"><text:tab/>Damage: 386,583</text:p>
      <text:p text:style-name="P1"><text:tab/>Healing: 345,401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dolfo </meta:initial-creator>
    <meta:creation-date>2020-06-16T20:44:23.230145613</meta:creation-date>
    <dc:date>2020-06-16T20:50:01.226919115</dc:date>
    <dc:creator>Rodolfo </dc:creator>
    <meta:editing-duration>PT5M38S</meta:editing-duration>
    <meta:editing-cycles>4</meta:editing-cycles>
    <meta:generator>LibreOffice/6.0.7.3$Linux_X86_64 LibreOffice_project/00m0$Build-3</meta:generator>
    <meta:document-statistic meta:table-count="0" meta:image-count="0" meta:object-count="0" meta:page-count="2" meta:paragraph-count="91" meta:word-count="188" meta:character-count="1450" meta:non-whitespace-character-count="1282"/>
  </office:meta>
</office:document-meta>
</file>